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 Buildout</text:h>
      <text:p text:style-name="P1"/>
      <text:h text:style-name="P3" text:outline-level="2">Arquitetura</text:h>
      <text:p text:style-name="Text_20_body"><text:span text:style-name="T2">Como pode ser visto no pacote nsi.sam o sistema consiste em um webservice (xmlrpc) hostiado por padrão na porta 8888 na url </text:span><text:a xlink:type="simple" xlink:href="http://localhost:8080/xmlrpc"><text:span text:style-name="T2">http://usuario:senhalocalhost:8888/xmlrpc</text:span></text:a><text:span text:style-name="T2">.</text:span></text:p>
      <text:p text:style-name="P2">O serviço possui autenticação HTTP básica onde os usuários com acesso permitido ficam em um banco SQLite. Ele é composto por 3 funções:</text:p>
      <text:p text:style-name="P2">- set</text:p>
      <text:p text:style-name="P2">É uma função utilizada para guardar qualquer valor dentro do banco de dados e retorna a chave para recuperar o mesmo.</text:p>
      <text:p text:style-name="P2">Ao setar uma string o serviço prepara um dicionário, com a data da request, o usuário que está fazendo-a, o tamanho dela e a string propriamente dita, e guarda ele como string no banco.</text:p>
      <text:p text:style-name="P2">- update</text:p>
      <text:p text:style-name="P2">Muda o valor em uma determinada chave para outro passado como argumento pela função. Detalhe importante: o valor não é o dicionário inteiro! É a string que será guardada dentro dele.</text:p>
      <text:p text:style-name="P2">- delete</text:p>
      <text:p text:style-name="P2">Deleta o valor referente a uma chave, junto com ela.</text:p>
      <text:h text:style-name="P3" text:outline-level="2">Bibliotecas</text:h>
      <text:p text:style-name="P2">- Cyclone</text:p>
      <text:p text:style-name="P2">Cyclone é um fork do Tornado, um webserver criado originalmente pelo FriendFeed, que foi comprado pelo Facebook mais tarde e teve seu código aberto. É baseado no Twisted e tem suporte a bancos noSQL, como MongoDB e Redis, XMLRPC e JsonRPC, além de um cliente HTTP assíncrono.</text:p>
      <text:p text:style-name="P2">- txredisapi</text:p>
      <text:p text:style-name="P2">É uma API que promove acesso assíncrono ao banco de dados Redis, feita em cima do Twisted.</text:p>
      <text:p text:style-name="P2">- nsi.sam</text:p>
      <text:p text:style-name="P2">Pacote que define as funções e autenticação do serviço.</text:p>
      <text:p text:style-name="P2">- Redis (banco de dados)</text:p>
      <text:p text:style-name="P2">Um banco de dados noSQL que promete velocidade em leitura e escrita enormes. Possui suporte a listas e conjuntos. A partir da versão 1.4 ele é capaz de guardar hashs. A partir da versão 2.0 tem a funcionalidade de clusters e auto-replicação. Além de um sistema de mensagens baseado em canais.</text:p>
      <text:p text:style-name="P2">O banco fica completamente na memória, como o memcached, e é salvo periodicamente no sistema de arquivos usando a política append-only, necessitando assim do mínimo possível de IO.</text:p>
      <text:h text:style-name="P3" text:outline-level="2">Instalação</text:h>
      <text:p text:style-name="P2">Assumindo que o repositório foi devidamente clonado, criar um ambiente virtual de Python com a versão 2.6. Rodar o “make” dentro do diretório do buildout. Rezar para que funcione.</text:p>
      <text:h text:style-name="P3" text:outline-level="2"><text:soft-page-break/>Executando</text:h>
      <text:p text:style-name="P2">Basta executar: “bin/samctl start” e o serviço estará funcionando perfeitamente. Para adicionar usuário que terão permissão de acesso ao serviço utilizar: “python bin/add-user.py usuario senha”. E para remover: “python bin/del-user.py usuario”.</text:p>
      <text:h text:style-name="P3" text:outline-level="2">Rodando os testes</text:h>
      <text:p text:style-name="P2">Se o SAM estiver rodando, é aconselhável pará-lo: “bin/samctl stop” e então rodar: “make run_unit_test”.</text:p>
      <text:h text:style-name="P3" text:outline-level="2">Consumindo o serviço manualmente (usando Python)</text:h>
      <text:p text:style-name="P2">Com o serviço devidamente iniciado, abrir um terminal Python. Da biblioteca “xmlrpclib” importar a classe “Server”.</text:p>
      <text:p text:style-name="Text_20_body"><text:span text:style-name="T2">Criar uma instância da classe “Server”, passando como parâmetro o endereço do serviço (</text:span><text:a xlink:type="simple" xlink:href="http://localhost:8888/xmlrpc"><text:span text:style-name="T2">http://usuario:senha@localhost:8080/xmlrpc</text:span></text:a><text:span text:style-name="T2">). Então todas as funções poder ser utilizadas: set, update e delete.</text:span></text:p>
      <text:h text:style-name="Heading_20_2" text:outline-level="2"><text:span text:style-name="T2">Futuro</text:span></text:h>
      <text:p text:style-name="Text_20_body"><text:span text:style-name="T2">Atualizar a versão do Redis (banco de dados) para a 2.0. Isso trará como benefícios: maior velocidade, melhor tratamento de dicionário Python pelo banco.</text:span></text:p>
      <text:p text:style-name="Text_20_body"><text:span text:style-name="T2">Recentemente a txredisapi fui incluída como parte do Cyclone. Então o código poderia ser reduzido e simplificado se importasse a biblioteca de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Camata</meta:initial-creator>
    <meta:creation-date>2010-09-08T21:18:19</meta:creation-date>
    <dc:date>2010-09-09T16:03:22</dc:date>
    <dc:creator>Douglas Camata</dc:creator>
    <meta:editing-duration>PT00H51M31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2" meta:paragraph-count="33" meta:word-count="498" meta:character-count="3067"/>
  </office:meta>
</office:document-meta>
</file>